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666666"/>
    </style:style>
    <style:style style:name="ce3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a933"/>
      <style:text-properties style:font-name="Liberation Serif" style:font-name-asian="DejaVu Sans" style:font-name-complex="Noto Sans Arabic UI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ext-properties fo:color="#666666"/>
    </style:style>
    <style:style style:name="ce5" style:family="table-cell" style:parent-style-name="Default">
      <style:table-cell-properties fo:background-color="#ffff00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sous tâ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Conception bases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table:formula="of:=([.D2])/([.D2]+[.E2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insertion de données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" table:formula="of:=([.D3])/([.D3]+[.E3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 table:number-columns-spanned="7" table:number-rows-spanned="1">
            <text:p>V1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>
            <text:p>CRUD ville</text:p>
          </table:table-cell>
          <table:table-cell table:style-name="ce3" table:number-columns-repeated="5"/>
          <table:table-cell table:style-name="ce3" office:value-type="string" calcext:value-type="string">
            <text:p>Tsiory</text:p>
          </table:table-cell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table:formula="of:=[.D7]/([.D7]+[.E7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ge liste vill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[.D8]/([.D8]+[.E8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ression/modi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5" table:formula="of:=[.D9]/([.D9]+[.E9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e GET vil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table:formula="of:=[.D10]/([.D10]+[.E10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e POST vil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table:formula="of:=[.D11]/([.D11]+[.E11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jouter vil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5" table:formula="of:=[.D12]/([.D12]+[.E12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ele ville (fonctions pour les villes)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5" table:formula="of:=[.D13]/([.D13]+[.E13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table:style-name="ce3" office:value-type="string" calcext:value-type="string">
            <text:p>Dashboard 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Tsiory</text:p>
          </table:table-cell>
        </table:table-row>
        <table:table-row table:style-name="ro1">
          <table:table-cell/>
          <table:table-cell office:value-type="string" calcext:value-type="string">
            <text:p>Liste vill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5" table:formula="of:=[.D15]/([.D15]+[.E15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 des dons par vil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[.D16]/([.D16]+[.E16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 des besoins par vil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[.D17]/([.D17]+[.E17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face tableau qui rassemble les deu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" table:formula="of:=[.D18]/([.D18]+[.E18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table:number-columns-repeated="5"/>
          <table:table-cell table:style-name="ce15"/>
          <table:table-cell/>
        </table:table-row>
        <table:table-row table:style-name="ro1">
          <table:table-cell table:style-name="ce3" office:value-type="string" calcext:value-type="string">
            <text:p>fiche d’une ville en detail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Tsiory</text:p>
          </table:table-cell>
        </table:table-row>
        <table:table-row table:style-name="ro1">
          <table:table-cell/>
          <table:table-cell office:value-type="string" calcext:value-type="string">
            <text:p>Affichage detaille de la vil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5" table:formula="of:=[.D21]/([.D21]+[.E21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e besoin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[.D22]/([.D22]+[.E22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e dons recu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[.D23]/([.D23]+[.E23])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table:style-name="ce3" office:value-type="string" calcext:value-type="string">
            <text:p>Saisie besoins</text:p>
          </table:table-cell>
          <table:table-cell table:style-name="ce3" table:number-columns-repeated="5"/>
          <table:table-cell table:style-name="ce3" office:value-type="string" calcext:value-type="string">
            <text:p>Onja</text:p>
          </table:table-cell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get beso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besoions ad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post beso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e inse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e getBy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 getNonSatisfai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iste des besoins</text:p>
          </table:table-cell>
          <table:table-cell table:style-name="ce3" table:number-columns-repeated="5"/>
          <table:table-cell table:style-name="ce3" office:value-type="string" calcext:value-type="string">
            <text:p>Onja</text:p>
          </table:table-cell>
        </table:table-row>
        <table:table-row table:style-name="ro1">
          <table:table-cell/>
          <table:table-cell office:value-type="string" calcext:value-type="string">
            <text:p>Liste filtré par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antité rest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veau difficulté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aisie dons</text:p>
          </table:table-cell>
          <table:table-cell table:style-name="ce3" table:number-columns-repeated="5"/>
          <table:table-cell table:style-name="ce3" office:value-type="string" calcext:value-type="string">
            <text:p>Njary</text:p>
          </table:table-cell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s get/dons et /dons/ad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atch (simulation de distri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post /dispatch/run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trie de dons par date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trouver besoin correspendant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istribuer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enregistrer dans table dispatch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7" table:number-rows-spanned="1">
            <text:p>V2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>
            <text:p>Achat avec dons en argent</text:p>
          </table:table-cell>
          <table:table-cell table:style-name="ce3" table:number-columns-repeated="4"/>
          <table:table-cell table:style-name="ce3" office:value-type="string" calcext:value-type="string">
            <text:p>Tsiory 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formulaire acha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e achats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tre par ville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(quantite × prix)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quer frais configurable (%)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 total avec frais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érifier argent disponible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ssage erreur insuffisan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ssage erreur <text:s/>déjà satisfai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registrer achat <text:s/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estion frais configurable</text:p>
          </table:table-cell>
          <table:table-cell table:style-name="ce3" table:number-columns-repeated="4"/>
          <table:table-cell table:style-name="ce3" office:value-type="string" calcext:value-type="string">
            <text:p>Tsiory 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able config (frais_achat)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 modification frais (%)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écupérer frais depuis base <text:s/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daptation besoins restants</text:p>
          </table:table-cell>
          <table:table-cell table:style-name="ce3" table:number-columns-repeated="4"/>
          <table:table-cell table:style-name="ce3" office:value-type="string" calcext:value-type="string">
            <text:p>Onj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calcul montant total besoin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 montant satisfai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 montant restan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clure besoins type argen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oquer achat si besoin couvert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e getMontantRestant()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e getTotalBesoins() <text:s/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imulation dispatch</text:p>
          </table:table-cell>
          <table:table-cell table:style-name="ce3" table:number-columns-repeated="4"/>
          <table:table-cell table:style-name="ce3" office:value-type="string" calcext:value-type="string">
            <text:p>Njary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otal besoins (montant)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satisfaits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restants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dons restants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face affichage <text:s/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outon actualiser</text:p>
          </table:table-cell>
          <table:table-cell table:style-name="ce3" table:number-columns-repeated="4"/>
          <table:table-cell table:style-name="ce3" office:value-type="string" calcext:value-type="string">
            <text:p>Njary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route retour JSON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quête AJAX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pdate DOM sans reload <text:s/>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12" office:value-type="string" calcext:value-type="string">
            <text:p>V3</text:p>
          </table:table-cell>
          <table:table-cell table:style-name="ce12" table:number-columns-repeated="5"/>
        </table:table-row>
        <table:table-row table:style-name="ro1">
          <table:table-cell/>
          <table:table-cell office:value-type="string" calcext:value-type="string">
            <text:p>insertion de donné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 pour choisir le dispatch (dropdow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initialiser donnees lors du clic (Ajax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3:42:46.099841052</meta:creation-date>
    <dc:date>2026-02-17T08:59:14.683928029</dc:date>
    <meta:editing-duration>PT14H52M10S</meta:editing-duration>
    <meta:editing-cycles>4</meta:editing-cycles>
    <meta:generator>LibreOffice/7.4.7.2$Linux_X86_64 LibreOffice_project/40$Build-2</meta:generator>
    <meta:document-statistic meta:table-count="1" meta:cell-count="161" meta:object-count="0"/>
  </office:meta>
</office:document-meta>
</file>